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6555" officeooo:paragraph-rsid="001f65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h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16:15.969615000</meta:creation-date>
    <dc:date>2017-11-14T10:34:01.029673000</dc:date>
    <meta:editing-duration>PT1M10S</meta:editing-duration>
    <meta:editing-cycles>3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